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inopsis de LOS SOBRINOS DEL REY</text:p>
      <text:p text:style-name="Preformatted_20_Text"/>
      <text:p text:style-name="Preformatted_20_Text">TODOS SABEMOS SUS NOMBRES, PERO ¿QUIÉN LOS CONOCE REALMENTE?</text:p>
      <text:p text:style-name="Preformatted_20_Text"/>
      <text:p text:style-name="Preformatted_20_Text">¿DÓNDE ACABA EL PRIVILEGIO Y EMPIEZAN LAS DIFICULTADES?</text:p>
      <text:p text:style-name="Preformatted_20_Text"/>
      <text:p text:style-name="Preformatted_20_Text">Froilán, Victoria Federica, Juan, Pablo, Miguel e Irene tienen personalidades y vivencias muy diferentes. Sin embargo, tienen algo en común: los seis son sobrinos del rey Felipe VI, los seis reciben tratamiento de "excelentísimo señor" y los seis comparten la obsesión por ser "normales".</text:p>
      <text:p text:style-name="Preformatted_20_Text"/>
      <text:p text:style-name="Preformatted_20_Text">Famosos desde la cuna, es ahora -una vez que se han hecho adultos y han dejado de contar con la protección de su abuelo, Juan Carlos I- cuando todos ellos se han visto expuestos a la realidad en toda su crudeza al entender que, como personajes clave para la Corona española, sus privilegios son una carga muy pesada que los acompañará siempre.</text:p>
      <text:p text:style-name="Preformatted_20_Text"/>
      <text:p text:style-name="Preformatted_20_Text">En esta crónica magistral, la destacada periodista Silvia Taules nos revela los entresijos más desconocidos de la vida y las polemicas de los sobrinos del rey: ¿cómo es vivir en una jaula dorada? ¿Cuáles han sido las consecuencias de las crisis familiares que han experimentado? ¿Cuáles son sus sueños, sus pasiones y sus temores?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6" meta:word-count="183" meta:character-count="1108" meta:non-whitespace-character-count="931"/>
    <meta:generator>LibreOffice/6.4.7.2$Linux_X86_64 LibreOffice_project/40$Build-2</meta:generator>
  </office:meta>
</office:document-meta>
</file>